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í" style:master-page-name="MP0" style:family="paragraph">
      <style:paragraph-properties fo:break-before="page"/>
    </style:style>
    <style:style style:name="P2" style:parent-style-name="Název" style:family="paragraph">
      <style:paragraph-properties fo:text-align="center"/>
    </style:style>
    <style:style style:name="P3" style:parent-style-name="Podnadpis" style:family="paragraph">
      <style:paragraph-properties fo:text-align="center"/>
    </style:style>
    <style:style style:name="P4" style:parent-style-name="Nadpis1" style:family="paragraph">
      <style:paragraph-properties fo:break-before="page"/>
    </style:style>
    <style:style style:name="P5" style:parent-style-name="Normální" style:family="paragraph">
      <style:text-properties style:font-name="Verdana" fo:color="#000000" fo:font-size="10pt" style:font-size-asian="10pt" style:font-size-complex="10pt"/>
    </style:style>
    <style:style style:name="P6" style:parent-style-name="Odstavecseseznamem" style:family="paragraph"/>
    <style:style style:name="P7" style:parent-style-name="Odstavecseseznamem" style:family="paragraph"/>
    <style:style style:name="P8" style:parent-style-name="Odstavecseseznamem" style:family="paragraph"/>
    <style:style style:name="T9" style:parent-style-name="Standardnípísmoodstavce" style:family="text">
      <style:text-properties fo:language="en" fo:country="US"/>
    </style:style>
    <style:style style:name="P10" style:parent-style-name="Odstavecseseznamem" style:family="paragraph"/>
    <style:style style:name="P11" style:parent-style-name="Odstavecseseznamem" style:family="paragraph"/>
    <style:style style:name="P12" style:parent-style-name="Odstavecseseznamem" style:family="paragraph"/>
    <style:style style:name="P13" style:parent-style-name="Odstavecseseznamem" style:family="paragraph"/>
    <style:style style:name="P14" style:parent-style-name="Odstavecseseznamem" style:family="paragraph"/>
    <style:style style:name="P15" style:parent-style-name="Odstavecseseznamem" style:family="paragraph"/>
    <style:style style:name="T16" style:parent-style-name="Standardnípísmoodstavce" style:family="text">
      <style:text-properties style:font-name="Consolas" style:font-name-complex="Consolas" fo:color="#000000" fo:font-size="10pt" style:font-size-asian="10pt" style:font-size-complex="10pt"/>
    </style:style>
  </office:automatic-styles>
  <office:body>
    <office:text text:use-soft-page-breaks="true">
      <text:p text:style-name="P1"/>
      <text:p text:style-name="Normální"/>
      <text:p text:style-name="Normální"/>
      <text:p text:style-name="Normální"/>
      <text:p text:style-name="P2">Dokumentace</text:p>
      <text:p text:style-name="P3">Projekt IMP – MSP430 / ARM-FITkit3: Jednoduchý hudební nástroj</text:p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><text:line-break/>Autor: Zdeněk Brhel<text:line-break/>Login: xbrhel04<text:line-break/>Datum: 30.12.2018</text:p>
      <text:soft-page-break/>
      <text:h text:style-name="P4" text:outline-level="1">Zadání</text:h>
      <text:p text:style-name="P5">Navrhněte a implementujte systém  na bázi MCU realizující jednoduché elektronické klávesy, který bude umožňovat přehrávání tónů alespoň jedné oktávy. Tóny budou přehrávány reproduktorem externě připojeným k MCU (ne přes vestavěný bzučák). Povinně implementujte takové chování kláves, kdy při držení stisknuté klávesy nepřerušovaně zní daný tón a uvolněním klávesy utichne, tj. lze přehrávat tóny libovolné délky. Kromě této základní funkcionality, kdy je melodie komponována uživatelem, implementujte též alespoň dvě demo-skadby dle vlastní volby, které přehrajete automaticky po stisku vybraných tlačítek kitu.</text:p>
      <text:h text:style-name="Nadpis1" text:outline-level="1">Implementace</text:h>
      <text:p text:style-name="Normální">V této kapitole se budeme zabývat implementací projektu po jednotlivých částech, jak byly implementovány po sobě.</text:p>
      <text:p text:style-name="Normální">Nejprve bylo důležité si ujasnit, které piny budu využívat. Po krátkém náhledu na schéma jsem se rozhodl použít sérii pinů P1, ve které jsem použil port A.</text:p>
      <text:h text:style-name="Nadpis2" text:outline-level="2">Piny – port A</text:h>
      <text:p text:style-name="Normální">Klávesnice:</text:p>
      <text:list text:style-name="LFO1" text:continue-numbering="true">
        <text:list-item>
          <text:p text:style-name="P6">PTA8 (Pin 23) – První řádek</text:p>
        </text:list-item>
        <text:list-item>
          <text:p text:style-name="P7">PTA10 (Pin 24) – Druhý řádek</text:p>
        </text:list-item>
        <text:list-item>
          <text:p text:style-name="P8">PTA<text:span text:style-name="T9">6 (Pin 25) – Třetí řádek</text:span></text:p>
        </text:list-item>
        <text:list-item>
          <text:p text:style-name="P10">PTA11 (Pin 26) – Čtvrtý řádek</text:p>
        </text:list-item>
        <text:list-item>
          <text:p text:style-name="P11">PTA7 (Pin 27) – První sloupec</text:p>
        </text:list-item>
        <text:list-item>
          <text:p text:style-name="P12">PTA9 (Pin 28) – Druhý sloupec</text:p>
        </text:list-item>
        <text:list-item>
          <text:p text:style-name="P13">PTA27 (Pin 35) – Třetí sloupec</text:p>
        </text:list-item>
        <text:list-item>
          <text:p text:style-name="P14">PTA29 (Pin 36) – Čtvrtý sloupec</text:p>
        </text:list-item>
      </text:list>
      <text:p text:style-name="Normální">Reproduktor:</text:p>
      <text:list text:style-name="LFO2" text:continue-numbering="true">
        <text:list-item>
          <text:p text:style-name="P15">PTA25 (Pin 40) –<text:s/>Reproduktor</text:p>
        </text:list-item>
      </text:list>
      <text:h text:style-name="Nadpis2" text:outline-level="2">Nastavení pinů</text:h>
      <text:p text:style-name="Normální">Pomocí příkazu<text:s/>SIM-&gt;SCGC5 = SIM_SCGC5_PORTA_MASK<text:s/>jsem povolil hodiny pro tento port a následně jsem porty aktivoval pomocí<text:s/>PORTA-&gt;PCR[….] = PORT_PCR_MUX( 0x01 ), čímž jsem nastavil jejich obsluhu na GPIO<text:s/>a nastavil jim směr pomocí<text:s/>PTA-&gt;PDDR = GPIO_PDDR_PDD(…), čímž jsem nastavil, který pin by měl být výstup a který vstup. Pro výstup je nutno nastavit na index daného PTAxx logickou 1.<text:s/>Pro skenování klávesnice bylo nutné ještě<text:s/>povolit pull up rezistory pomocí přkazu <text:s/>PORTA-&gt;PCR[…] |= (<text:span text:style-name="T16">PORT_PCR_PE(0x01) | PORT_PCR_PS(0x01))</text:span>.</text:p>
      <text:h text:style-name="Nadpis2" text:outline-level="2">Skenování klávesnice</text:h>
      <text:p text:style-name="Normální">Klávesnice obsahuje 8 vstupů pro piny, každý z těchto vstupů symbolizuje jeden řádek nebo sloupec klávesnice. V kódu jsem použil funkci<text:s/>na skenování klávesnice a<text:s/>s názvem<text:s/>scanKeyboard(). Ve funkci<text:s/>jsem iteroval přes pole, kde jsem měl uložené korespondující bity jednotlivých řádků, vzal jsem daný bit a nastavil ho v GPIOA_PDOR na logickou 1, následně jsem pozoroval, zda se alespoň jeden korespondující bit pro sloupce je roven 1, pokud byl, jde o tlačítko, které bylo stisknuto.</text:p>
      <text:soft-page-break/>
      <text:h text:style-name="Nadpis2" text:outline-level="2"><text:line-break/>Reproduktor</text:h>
      <text:p text:style-name="Normální">Ovládání reproduktoru funguje na principu funkce delay(), která zpožďuje procesor, čímž<text:s/></text:p>
      <text:h text:style-name="Nadpis1" text:outline-level="1">Ovládání</text:h>
      <text:p text:style-name="Normální">Program je bohužel vytvořen na hodně teoretické úrovni vzhledem k podivnému chování FITkitu, nicméně ovládání by mělo fungovat podle klávesnice, kdy od ‚1‘ až po ‚*‘ jsou tóny přehrávané<text:s/>od C1 až po C2 po půltónech.<text:s/>‚#‘ a ‚D‘ jsou klávesy pro zahrání písničky.</text:p>
      <text:h text:style-name="Nadpis1" text:outline-level="1">Závěr</text:h>
      <text:p text:style-name="Normální">Projekt mi nepřišel složitý, nicméně kvůli podivnému chování kitu jsem nebyl schopen ho dokončit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Název" style:display-name="Název" style:family="paragraph" style:parent-style-name="Normální" style:next-style-name="Normální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NázevChar" style:display-name="Název Char" style:family="text" style:parent-style-name="Standardnípísmoodstavc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odnadpis" style:display-name="Podnadpis" style:family="paragraph" style:parent-style-name="Normální" style:next-style-name="Normální">
      <style:text-properties style:font-name-asian="Times New Roman" fo:color="#5A5A5A" fo:letter-spacing="0.0104in" fo:hyphenate="false"/>
    </style:style>
    <style:style style:name="PodnadpisChar" style:display-name="Podnadpis Char" style:family="text" style:parent-style-name="Standardnípísmoodstavce">
      <style:text-properties style:font-name-asian="Times New Roman" fo:color="#5A5A5A" fo:letter-spacing="0.0104in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rhel Zdeněk (196409)</meta:initial-creator>
    <dc:creator>Brhel Zdeněk (196409)</dc:creator>
    <meta:creation-date>2018-12-30T10:58:00Z</meta:creation-date>
    <dc:date>2018-12-30T17:45:00Z</dc:date>
    <meta:template xlink:href="Normal.dotm" xlink:type="simple"/>
    <meta:editing-cycles>8</meta:editing-cycles>
    <meta:editing-duration>PT24420S</meta:editing-duration>
    <meta:document-statistic meta:page-count="3" meta:paragraph-count="5" meta:word-count="418" meta:character-count="2883" meta:row-count="20" meta:non-whitespace-character-count="2470"/>
  </office:meta>
</office:document-meta>
</file>